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MR10" svg:font-family="CMR10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c51e" officeooo:paragraph-rsid="0013c51e"/>
    </style:style>
    <style:style style:name="P2" style:family="paragraph" style:parent-style-name="Standard">
      <style:text-properties officeooo:paragraph-rsid="0013c51e"/>
    </style:style>
    <style:style style:name="T1" style:family="text">
      <style:text-properties officeooo:rsid="00172f89"/>
    </style:style>
    <style:style style:name="T2" style:family="text">
      <style:text-properties officeooo:rsid="001996d0"/>
    </style:style>
    <style:style style:name="T3" style:family="text">
      <style:text-properties style:font-name="CMR10" fo:font-size="10pt" style:font-size-asian="10pt"/>
    </style:style>
    <style:style style:name="T4" style:family="text">
      <style:text-properties style:font-name="CMR10" fo:font-size="9pt" style:font-size-asian="9pt" style:font-size-complex="9pt"/>
    </style:style>
    <style:style style:name="T5" style:family="text">
      <style:text-properties style:font-name="CMR10" fo:font-size="12pt" style:font-size-asian="12pt" style:font-size-complex="12pt"/>
    </style:style>
    <style:style style:name="T6" style:family="text">
      <style:text-properties officeooo:rsid="0013c51e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style:font-name="Times New Roman" fo:font-size="12pt" officeooo:rsid="001996d0" style:font-size-asian="12pt" style:font-size-complex="12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sleihgegenstandt: <text:span text:style-name="T2">Oculus Rift Dev Kit 2</text:span></text:p>
      <text:p text:style-name="P2"><draw:frame draw:style-name="fr1" draw:name="Object1" text:anchor-type="paragraph" svg:x="-0.353cm" svg:y="1.228cm" svg:width="27.254cm" svg:height="15.778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6">Zubehör: </text:span><text:span text:style-name="T7">1x Headset mit Kabel, 1x Stromadapter + 4 Aufs</text:span><text:span text:style-name="T8">ä</text:span><text:span text:style-name="T7">tze, 1x Positionstracker +1x USB Kabel +1x Sync Kabel , 2x Paar Linsen, 1x Putztuch, 1x Adapter DVI zu HDMI, 1x Handbuch, 1x Box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MR10" svg:font-family="CMR10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M16S</meta:editing-duration>
    <meta:editing-cycles>11</meta:editing-cycles>
    <meta:generator>LibreOffice/4.2.2.1$Windows_x86 LibreOffice_project/3be8cda0bddd8e430d8cda1ebfd581265cca5a0f</meta:generator>
    <dc:date>2014-12-16T13:51:51.163000000</dc:date>
    <meta:document-statistic meta:table-count="0" meta:image-count="0" meta:object-count="1" meta:page-count="1" meta:paragraph-count="2" meta:word-count="39" meta:character-count="226" meta:non-whitespace-character-count="18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1.381cm"/>
    </style:style>
    <style:style style:name="co4" style:family="table-column">
      <style:table-column-properties fo:break-before="auto" style:column-width="1.75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1.96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office:value-type="string" calcext:value-type="string" table:number-columns-spanned="1" table:number-rows-spanned="2">
            <text:p>Vorname</text:p>
          </table:table-cell>
          <table:table-cell office:value-type="string" calcext:value-type="string" table:number-columns-spanned="1" table:number-rows-spanned="2">
            <text:p>Name</text:p>
          </table:table-cell>
          <table:table-cell office:value-type="string" calcext:value-type="string" table:number-columns-spanned="1" table:number-rows-spanned="2">
            <text:p>Student</text:p>
          </table:table-cell>
          <table:table-cell office:value-type="string" calcext:value-type="string" table:number-columns-spanned="1" table:number-rows-spanned="2">
            <text:p>sNummer</text:p>
          </table:table-cell>
          <table:table-cell office:value-type="string" calcext:value-type="string" table:number-columns-spanned="4" table:number-rows-spanned="1">
            <text:p>Ausgabe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ückgabe</text:p>
          </table:table-cell>
          <table:covered-table-cell table:number-columns-repeated="2"/>
        </table:table-row>
        <table:table-row table:style-name="ro1">
          <table:covered-table-cell table:number-columns-repeated="4"/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  <table:table-cell office:value-type="string" calcext:value-type="string">
            <text:p>Rückgab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</table:table-row>
        <table:table-row table:style-name="ro1" table:number-rows-repeated="2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.00.0000</text:date>, <text:time style:data-style-name="N2" text:time-value="16:07:22.8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